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147e38" officeooo:paragraph-rsid="00147e38"/>
    </style:style>
    <style:style style:name="P2" style:family="paragraph" style:parent-style-name="Standard">
      <style:paragraph-properties fo:text-align="justify" style:justify-single-word="false"/>
      <style:text-properties fo:font-weight="bold" officeooo:rsid="00147e38" officeooo:paragraph-rsid="00147e38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weight="bold" officeooo:rsid="00147e38" officeooo:paragraph-rsid="001f651c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weight="bold" officeooo:rsid="001f651c" officeooo:paragraph-rsid="001f651c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weight="normal" officeooo:rsid="00147e38" officeooo:paragraph-rsid="00147e38" style:font-weight-asian="normal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weight="normal" officeooo:paragraph-rsid="00147e38" style:font-weight-asian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weight="normal" officeooo:rsid="001f651c" officeooo:paragraph-rsid="001f651c" style:font-weight-asian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fo:color="#c9211e" fo:font-weight="bold" officeooo:rsid="00147e38" officeooo:paragraph-rsid="00147e38" style:font-weight-asian="bold" style:font-weight-complex="bold"/>
    </style:style>
    <style:style style:name="P9" style:family="paragraph" style:parent-style-name="Standard">
      <style:paragraph-properties fo:text-align="justify" style:justify-single-word="false"/>
      <style:text-properties fo:color="#000000" fo:font-weight="normal" officeooo:rsid="00147e38" officeooo:paragraph-rsid="00147e38" style:font-weight-asian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fo:color="#000000" fo:font-weight="normal" officeooo:rsid="0016b152" officeooo:paragraph-rsid="0016b152" style:font-weight-asian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fo:color="#000000" fo:font-weight="normal" officeooo:rsid="001bddc2" officeooo:paragraph-rsid="001bddc2" style:font-weight-asian="normal" style:font-weight-complex="normal"/>
    </style:style>
    <style:style style:name="P12" style:family="paragraph" style:parent-style-name="Standard">
      <style:paragraph-properties fo:text-align="justify" style:justify-single-word="false"/>
      <style:text-properties fo:color="#000000" fo:font-weight="normal" officeooo:rsid="001bddc2" officeooo:paragraph-rsid="00213f03" style:font-weight-asian="normal" style:font-weight-complex="normal"/>
    </style:style>
    <style:style style:name="P13" style:family="paragraph" style:parent-style-name="Standard">
      <style:paragraph-properties fo:text-align="justify" style:justify-single-word="false"/>
      <style:text-properties fo:color="#000000" fo:font-weight="normal" officeooo:paragraph-rsid="0016b152" style:font-weight-asian="normal" style:font-weight-complex="normal"/>
    </style:style>
    <style:style style:name="P14" style:family="paragraph" style:parent-style-name="Standard">
      <style:paragraph-properties fo:text-align="justify" style:justify-single-word="false"/>
      <style:text-properties officeooo:paragraph-rsid="001bddc2"/>
    </style:style>
    <style:style style:name="P15" style:family="paragraph" style:parent-style-name="Standard">
      <style:paragraph-properties fo:text-align="justify" style:justify-single-word="false"/>
      <style:text-properties officeooo:paragraph-rsid="00147e38"/>
    </style:style>
    <style:style style:name="T1" style:family="text">
      <style:text-properties officeooo:rsid="00147e38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47e38" style:font-weight-asian="bold" style:font-weight-complex="bold"/>
    </style:style>
    <style:style style:name="T4" style:family="text">
      <style:text-properties fo:font-weight="bold" officeooo:rsid="001568b4" style:font-weight-asian="bold" style:font-weight-complex="bold"/>
    </style:style>
    <style:style style:name="T5" style:family="text">
      <style:text-properties fo:font-weight="bold" officeooo:rsid="00213f03" style:font-weight-asian="bold" style:font-weight-complex="bold"/>
    </style:style>
    <style:style style:name="T6" style:family="text">
      <style:text-properties fo:font-weight="bold" officeooo:rsid="001bddc2" style:font-weight-asian="bold" style:font-weight-complex="bold"/>
    </style:style>
    <style:style style:name="T7" style:family="text">
      <style:text-properties fo:color="#c9211e" fo:font-weight="bold" style:font-weight-asian="bold" style:font-weight-complex="bold"/>
    </style:style>
    <style:style style:name="T8" style:family="text">
      <style:text-properties fo:color="#c9211e" fo:font-weight="bold" officeooo:rsid="0018603c" style:font-weight-asian="bold" style:font-weight-complex="bold"/>
    </style:style>
    <style:style style:name="T9" style:family="text">
      <style:text-properties fo:color="#c9211e" fo:font-weight="bold" officeooo:rsid="001bddc2" style:font-weight-asian="bold" style:font-weight-complex="bold"/>
    </style:style>
    <style:style style:name="T10" style:family="text">
      <style:text-properties officeooo:rsid="001568b4"/>
    </style:style>
    <style:style style:name="T11" style:family="text">
      <style:text-properties officeooo:rsid="0019e628"/>
    </style:style>
    <style:style style:name="T12" style:family="text">
      <style:text-properties officeooo:rsid="001b4f5b"/>
    </style:style>
    <style:style style:name="T13" style:family="text">
      <style:text-properties officeooo:rsid="001bddc2"/>
    </style:style>
    <style:style style:name="T14" style:family="text">
      <style:text-properties fo:font-weight="normal" officeooo:rsid="00147e38" style:font-weight-asian="normal" style:font-weight-complex="normal"/>
    </style:style>
    <style:style style:name="T15" style:family="text">
      <style:text-properties fo:color="#000000" fo:font-weight="normal" officeooo:rsid="001bddc2" style:font-weight-asian="normal" style:font-weight-complex="normal"/>
    </style:style>
    <style:style style:name="T16" style:family="text">
      <style:text-properties fo:color="#000000" fo:font-weight="bold" officeooo:rsid="001bddc2" style:font-weight-asian="bold" style:font-weight-complex="bold"/>
    </style:style>
    <style:style style:name="T17" style:family="text">
      <style:text-properties officeooo:rsid="001c32aa"/>
    </style:style>
    <style:style style:name="T18" style:family="text">
      <style:text-properties officeooo:rsid="001d462f"/>
    </style:style>
    <style:style style:name="T19" style:family="text">
      <style:text-properties officeooo:rsid="001ebb3a"/>
    </style:style>
    <style:style style:name="T20" style:family="text">
      <style:text-properties officeooo:rsid="001f651c"/>
    </style:style>
    <style:style style:name="T21" style:family="text">
      <style:text-properties officeooo:rsid="00213f03"/>
    </style:style>
    <style:style style:name="T22" style:family="text">
      <style:text-properties fo:font-size="15pt" fo:font-weight="bold" officeooo:rsid="001bddc2" style:font-size-asian="15pt" style:font-weight-asian="bold" style:font-size-complex="15pt" style:font-weight-complex="bold"/>
    </style:style>
    <style:style style:name="T23" style:family="text">
      <style:text-properties fo:font-size="13pt" fo:font-weight="bold" officeooo:rsid="001bddc2" style:font-size-asian="13pt" style:font-weight-asian="bold" style:font-size-complex="13pt" style:font-weight-complex="bold"/>
    </style:style>
    <style:style style:name="T24" style:family="text">
      <style:text-properties fo:font-size="14pt" fo:font-weight="bold" officeooo:rsid="001bddc2" style:font-size-asian="14pt" style:font-weight-asian="bold" style:font-size-complex="14pt" style:font-weight-complex="bold"/>
    </style:style>
    <style:style style:name="T25" style:family="text">
      <style:text-properties fo:font-size="14pt" fo:font-weight="bold" officeooo:rsid="00213f03" style:font-size-asian="14pt" style:font-weight-asian="bold" style:font-size-complex="14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20">Fichiers de code :</text:span></text:p>
      <text:p text:style-name="P7">CNN.py (executable ) lancer dans le terminal linux)</text:p>
      <text:p text:style-name="P7">CNN_bibli.py (bibliothèque de fonction)</text:p>
      <text:p text:style-name="P4"/>
      <text:p text:style-name="P4"/>
      <text:p text:style-name="P3">Dataset : </text:p>
      <text:p text:style-name="P6"><text:span text:style-name="T1">La forme final que les datasets doivent avoir sont dans le fichier “</text:span><text:span text:style-name="T4">dataset_CNN.pdf</text:span><text:span text:style-name="T10">”</text:span><text:span text:style-name="T1">.</text:span></text:p>
      <text:p text:style-name="P8">ATTENTION : le format actuel des images pré-processées 512*512 est trop grand pour être contenu dans un fichier .csv ! Il faut vraiment essayer de réduire de beaucoup ces dimensions !</text:p>
      <text:p text:style-name="P13"><text:span text:style-name="T1">C’est pourquoi pour l’instant aucune valeur n’a été donné</text:span><text:span text:style-name="T19">e</text:span><text:span text:style-name="T1"> dans la constante “nb_pixels_images” ligne 30 de </text:span><text:span text:style-name="T3">CNN.py</text:span><text:span text:style-name="T1">. </text:span></text:p>
      <text:p text:style-name="P13"><text:span text:style-name="T1">De même, sans l’information du nouveau nombre de pixels par image, pas possible de connaitre la longueur finale d</text:span><text:span text:style-name="T19">e “trainin.c</text:span><text:span text:style-name="T1">sv” et donc pas possible de remplir la constante “ligne_training_csv” ligne 28.</text:span></text:p>
      <text:p text:style-name="P10">Enfin, concernant <text:span text:style-name="T2">CNN_bibli.</text:span><text:span text:style-name="T5">p</text:span><text:span text:style-name="T2">y</text:span>, aucune valeur n’a été donnée aux constantes “largeur_image” et “longueur_image” lignes 24-25.</text:p>
      <text:p text:style-name="P5"/>
      <text:p text:style-name="P5">Le chemin jusqu’aux dataset est donné dans <text:span text:style-name="T2">CNN.py </text:span><text:span text:style-name="T5">l</text:span><text:span text:style-name="T11">igne 19-20. </text:span><text:span text:style-name="T7">Les mod</text:span><text:span text:style-name="T8">i</text:span><text:span text:style-name="T7">fier si besoin.</text:span></text:p>
      <text:p text:style-name="P2"/>
      <text:p text:style-name="P2"/>
      <text:p text:style-name="P2">Code :</text:p>
      <text:p text:style-name="P15"><text:span text:style-name="T14">Je n’ai pas pu tester le code… </text:span><text:span text:style-name="T24">Je suis passé d’un cas où le label était 1 valeur à un cas ou il est </text:span><text:span text:style-name="T25">un tableau</text:span><text:span text:style-name="T24"> de 5 valeurs.</text:span></text:p>
      <text:p text:style-name="P8">Essayez de print(label) de la fonction <text:s/>“parse_data_from_input()” pour voir si on a bien un tab 2D avec chaque case qui est un tableau (5,) avec les 5 labels associé<text:span text:style-name="T12">s </text:span>à <text:span text:style-name="T12">1</text:span> image.</text:p>
      <text:p text:style-name="P9">Je pense que malheurseument ce n’est pas le cas... J’ai sans dote du me foirer dans les lignes 40-43 <text:span text:style-name="T21">de </text:span><text:span text:style-name="T5">CNN_bibli.py</text:span>.</text:p>
      <text:p text:style-name="P9"/>
      <text:p text:style-name="P11">Pareil je pense que la loss fonction ligne 108 n’est plus adaptée au nouveau format des labels. Si je ne dis pas de bêtises, il faut plutôt utiliser “categorical_crossentropy”. <text:span text:style-name="T7">A tester.</text:span></text:p>
      <text:p text:style-name="P11"><text:span text:style-name="T7"/></text:p>
      <text:p text:style-name="P14"><text:span text:style-name="T15">Enfin, même si je n’ai pas du tout eu le temps de me pencher dessus et qu’</text:span><text:span text:style-name="T9">elles ne sont pas du tout adaptée au nouveau format des labels</text:span><text:span text:style-name="T15">, j’ai laissé telles quelles les deux fonctions de prédictions “prediction_1_image” et “prediction_dataset” lignes 138 et 174 de </text:span><text:span text:style-name="T16">CNN_bibli.py</text:span><text:span text:style-name="T15">.</text:span></text:p>
      <text:p text:style-name="P12">Elles sont pas mal détaillées, permettent de retrouver <text:span text:style-name="T17">p</text:span>récisément quelle prédiction à raté, son numéro exacte, de tracer la matrice de confusion, de faire des statistiques de réussite par classe,… </text:p>
      <text:p text:style-name="P12"><text:span text:style-name="T7">A voir ce qui est récupérable dedans ou pas. </text:span></text:p>
      <text:p text:style-name="P8"/>
      <text:p text:style-name="P2"/>
      <text:p text:style-name="P2"/>
      <text:p text:style-name="P2">Optimisation le réseau :</text:p>
      <text:p text:style-name="P1"/>
      <text:p text:style-name="P1">Possibilité de commenter la fonction d’ajout de bruit “add_noise()” ligne 57 de <text:span text:style-name="T2">CNN_bibli.py</text:span> <text:span text:style-name="T18">si mauvaises performances.</text:span></text:p>
      <text:p text:style-name="P1"/>
      <text:p text:style-name="P1">Changer la taille du batch dans la fonction “simple_train_val_generators()” ligne 68 de <text:span text:style-name="T2">CNN_bibli.py</text:span>. <text:span text:style-name="T18">Le batch actuel est petit.</text:span></text:p>
      <text:p text:style-name="P1"/>
      <text:p text:style-name="P1">Ajouter des groupes “Conv2D – MaxPooling – Dropout” dans la fonction “simple_train_val_generators” de <text:span text:style-name="T2">CNN_bibli.py</text:span>. 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2-02T18:06:53.873545812</meta:creation-date>
    <dc:date>2022-12-02T18:27:27.425555614</dc:date>
    <meta:editing-duration>PT20M29S</meta:editing-duration>
    <meta:editing-cycles>13</meta:editing-cycles>
    <meta:generator>LibreOffice/6.4.7.2$Linux_X86_64 LibreOffice_project/40$Build-2</meta:generator>
    <meta:document-statistic meta:table-count="0" meta:image-count="0" meta:object-count="0" meta:page-count="1" meta:paragraph-count="22" meta:word-count="389" meta:character-count="2435" meta:non-whitespace-character-count="2060"/>
  </office:meta>
</office:document-meta>
</file>